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5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60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4" table:number-rows-spanned="1">
            <text:p>Error Recovery Quality</text:p>
          </table:table-cell>
          <table:covered-table-cell table:style-name="ce6"/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6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  <table:table-cell table:style-name="Default"/>
          <table:table-cell table:style-name="ce4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  <table:table-cell table:style-name="Default" office:value-type="string" calcext:value-type="string">
            <text:p><text:s/></text:p>
          </table:table-cell>
          <table:table-cell table:style-name="ce4" office:value-type="string" calcext:value-type="string">
            <text:p>Upath + DeepBan</text:p>
          </table:table-cell>
          <table:table-cell/>
          <table:table-cell office:value-type="string" calcext:value-type="string">
            <text:p>UpathPrefLast</text:p>
          </table:table-cell>
        </table:table-row>
        <table:table-row table:style-name="ro1">
          <table:table-cell office:value-type="string" calcext:value-type="string">
            <text:p>AfterBlockErr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sincronizou corretamente e perdeu o restante da entrada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New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table:style-name="Default"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Descarta alguns tokens, porém consegue sincronizar após o statement (Hard, Standard). Sincroniza incorretamente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Descarta todo o bloco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Arguments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Perdeu muitos tokens e se confundiu com o reconhecimento da árvore, porém conseguiu sincornizar mais adia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Hard). Sincroniza incorretamente e descarta vários tokens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1" office:value-type="string" calcext:value-type="string">
            <text:p>excellent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sterisk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Perde todos os tokens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/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/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os os tokens após o erro (Alt2)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1" office:value-type="string" calcext:value-type="string">
            <text:p>excellent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CreatorErr2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Type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4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ma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mmaAvaliableErr.java</text:p>
          </table:table-cell>
          <table:table-cell table:style-name="ce48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s parâmetros ocorre o erro incorretamente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6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um token, porém sincronizou 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u o statement onde ocorreu o erro corretament, mas sincronizou corretamente depois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48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num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qAvaliableErr1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4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que vem depois do token ‘try’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4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segundo tipo e do nome da exceção capturada no catch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4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qualPlus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65" office:value-type="string" calcext:value-type="string">
            <text:p>excellent</text:p>
          </table:table-cell>
          <table:table-cell/>
          <table:table-cell table:style-name="ce65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8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9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descarta alguns tokens (Hard, 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10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in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étim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3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oitavo Identifier da regra primaryBase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4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Identifier da regra primaryRest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classTypeWithDiamo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inferredFormal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Class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8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9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;' após statmentExpression na regra statement,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m duas labels em um token em um nível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nterfac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Body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TypeList na regra extendsInterface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Word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interface'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('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interface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table:style-name="Default" office:value-type="string" calcext:value-type="string">
            <text:p>Reconhece a assinatura incorretamente, mas consegue sincronizar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methodDeclarator d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NEW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 e em ‘:’ na regra stat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duas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arExpression após o ‘synchronized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QualIden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primaryRe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dimExp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rgumen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IRST de unary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singleElementAnnot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parExpress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3.java</text:p>
          </table:table-cell>
          <table:table-cell table:style-name="ce1" office:value-type="string" calcext:value-type="string">
            <text:p>good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infix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alguns tokens, mas consegue sincronizar corretamente. Não reconhece granda parte da entrada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result e em methodDeclarator n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adicionar outra label para ajudar a sincronizar com a entrad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UPER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UPER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;’ d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9.java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1.java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Unique, Upath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1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atement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3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statement após primeiro token ‘while’ da regra statement e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5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statement da regra stat2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Expression na regra statementExpression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Argument na regra typeArgument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List na regra typeParameter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 na regra type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cast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 na regra variableDeclarato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Confunde o método como um construtor, porém sincroniza corretamente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List na regra consta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variableInitializer na regra variable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WHILE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C3:.C177];&quot;excellent&quot;)" office:value-type="float" office:value="110" calcext:value-type="float">
            <text:p>110</text:p>
          </table:table-cell>
          <table:table-cell table:style-name="ce8" table:formula="of:=([.B183]/[.B187])*100" office:value-type="float" office:value="62.8571428571429" calcext:value-type="float">
            <text:p>62,86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C3:.C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60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C3:.C177];&quot;poor&quot;)" office:value-type="float" office:value="41" calcext:value-type="float">
            <text:p>41</text:p>
          </table:table-cell>
          <table:table-cell table:style-name="ce8" table:formula="of:=([.B185]/[.B187])*100" office:value-type="float" office:value="23.4285714285714" calcext:value-type="float">
            <text:p>23,43</text:p>
          </table:table-cell>
          <table:table-cell/>
          <table:covered-table-cell table:style-name="ce35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C3:.C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5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5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5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60" table:formula="of:=([.G189]/[.G191])*100" office:value-type="float" office:value="7.5" calcext:value-type="float">
            <text:p>7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60" table:formula="of:=([.G191]/[.G191])*100" office:value-type="float" office:value="100" calcext:value-type="float">
            <text:p>10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/>
          <table:table-cell table:style-name="ce5" office:value-type="string" calcext:value-type="string">
            <text:p>Manual</text:p>
          </table:table-cell>
          <table:table-cell table:style-name="ce5" table:number-columns-repeated="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5" office:value-type="string" calcext:value-type="string">
            <text:p>excellent</text:p>
          </table:table-cell>
          <table:table-cell table:style-name="ce5" table:formula="of:=COUNTIF([.B3:.B177]; &quot;excellent&quot;)" office:value-type="float" office:value="131" calcext:value-type="float">
            <text:p>131</text:p>
          </table:table-cell>
          <table:table-cell table:style-name="ce8" table:formula="of:=([.F195]/[.F199])*100" office:value-type="float" office:value="74.8571428571429" calcext:value-type="float">
            <text:p>74,8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8" calcext:value-type="float">
            <text:p>28</text:p>
          </table:table-cell>
          <table:table-cell table:style-name="ce8" table:formula="of:=([.F196]/[.F199])*100" office:value-type="float" office:value="16" calcext:value-type="float">
            <text:p>16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/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16" calcext:value-type="float">
            <text:p>16</text:p>
          </table:table-cell>
          <table:table-cell table:style-name="ce8" table:formula="of:=([.F197]/[.F199])*100" office:value-type="float" office:value="9.14285714285714" calcext:value-type="float">
            <text:p>9,1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F198]/[.F199])*100" office:value-type="float" office:value="0" calcext:value-type="float">
            <text:p>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E3:.E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5" table:formula="of:=SUM([.F195:.F198])" office:value-type="float" office:value="175" calcext:value-type="float">
            <text:p>175</text:p>
          </table:table-cell>
          <table:table-cell table:style-name="ce8" table:formula="of:=([.F199]/[.F199])*100" office:value-type="float" office:value="100" calcext:value-type="float">
            <text:p>10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E3:.E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E3:.E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E3:.E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3:.H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I3:.I177];&quot;excellent&quot;)" office:value-type="float" office:value="55" calcext:value-type="float">
            <text:p>55</text:p>
          </table:table-cell>
          <table:table-cell table:style-name="ce8" table:formula="of:=([.B215]/[.B219])*100" office:value-type="float" office:value="31.4285714285714" calcext:value-type="float">
            <text:p>31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I3:.I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I3:.I177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I3:.I177];&quot;none&quot;)" office:value-type="float" office:value="112" calcext:value-type="float">
            <text:p>112</text:p>
          </table:table-cell>
          <table:table-cell table:style-name="ce8" table:formula="of:=[.B218]/[.B219]*100" office:value-type="float" office:value="64" calcext:value-type="float">
            <text:p>64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+DeepBan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O3:.O177];&quot;excellent&quot;)" office:value-type="float" office:value="61" calcext:value-type="float">
            <text:p>61</text:p>
          </table:table-cell>
          <table:table-cell table:style-name="ce8" table:formula="of:=([.B223]/[.B227])*100" office:value-type="float" office:value="34.8571428571429" calcext:value-type="float">
            <text:p>34,86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O3:.O177];&quot;good&quot;)" office:value-type="float" office:value="6" calcext:value-type="float">
            <text:p>6</text:p>
          </table:table-cell>
          <table:table-cell table:style-name="ce8" table:formula="of:=[.B224]/[.B227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O3:.O177];&quot;poor&quot;)" office:value-type="float" office:value="2" calcext:value-type="float">
            <text:p>2</text:p>
          </table:table-cell>
          <table:table-cell table:style-name="ce8" table:formula="of:=[.B225]/[.B227]*100" office:value-type="float" office:value="1.14285714285714" calcext:value-type="float">
            <text:p>1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O3:.O177];&quot;none&quot;)" office:value-type="float" office:value="106" calcext:value-type="float">
            <text:p>106</text:p>
          </table:table-cell>
          <table:table-cell table:style-name="ce8" table:formula="of:=[.B226]/[.B227]*100" office:value-type="float" office:value="60.5714285714286" calcext:value-type="float">
            <text:p>60,57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23:.B226])" office:value-type="float" office:value="175" calcext:value-type="float">
            <text:p>175</text:p>
          </table:table-cell>
          <table:table-cell table:style-name="ce8" table:formula="of:=[.B227]/[.B227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PrefLast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Q3:.Q177];&quot;excellent&quot;)" office:value-type="float" office:value="65" calcext:value-type="float">
            <text:p>65</text:p>
          </table:table-cell>
          <table:table-cell table:style-name="ce8" table:formula="of:=([.B231]/[.B235])*100" office:value-type="float" office:value="37.1428571428571" calcext:value-type="float">
            <text:p>37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Q3:.Q177];&quot;good&quot;)" office:value-type="float" office:value="6" calcext:value-type="float">
            <text:p>6</text:p>
          </table:table-cell>
          <table:table-cell table:style-name="ce8" table:formula="of:=[.B232]/[.B235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Q3:.Q177];&quot;poor&quot;)" office:value-type="float" office:value="98" calcext:value-type="float">
            <text:p>98</text:p>
          </table:table-cell>
          <table:table-cell table:style-name="ce8" table:formula="of:=[.B233]/[.B235]*100" office:value-type="float" office:value="56" calcext:value-type="float">
            <text:p>56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Q3:.Q177];&quot;none&quot;)" office:value-type="float" office:value="6" calcext:value-type="float">
            <text:p>6</text:p>
          </table:table-cell>
          <table:table-cell table:style-name="ce8" table:formula="of:=[.B234]/[.B235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31:.B234])" office:value-type="float" office:value="175" calcext:value-type="float">
            <text:p>175</text:p>
          </table:table-cell>
          <table:table-cell table:style-name="ce8" table:formula="of:=[.B235]/[.B235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 table:number-rows-repeated="10483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00:01:22.236523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5H24M40S</meta:editing-duration>
    <meta:editing-cycles>33</meta:editing-cycles>
    <meta:generator>LibreOffice/6.1.4.2$Linux_X86_64 LibreOffice_project/9d0f32d1f0b509096fd65e0d4bec26ddd1938fd3</meta:generator>
    <dc:date>2019-08-16T00:38:25.026725098</dc:date>
    <meta:document-statistic meta:table-count="1" meta:cell-count="2613" meta:object-count="0"/>
  </office:meta>
</office:document-meta>
</file>